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Bahnschrift" fo:font-size="13pt" style:font-size-asian="13pt" style:font-size-complex="13pt"/>
    </style:style>
    <style:style style:name="P2" style:family="paragraph" style:parent-style-name="Standard">
      <style:paragraph-properties fo:text-align="justify" style:justify-single-word="false"/>
      <style:text-properties style:font-name="Bahnschrift" fo:font-size="13pt" style:text-underline-style="solid" style:text-underline-width="auto" style:text-underline-color="font-color" style:font-size-asian="13pt" style:font-size-complex="13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style:text-underline-style="solid" style:text-underline-width="auto" style:text-underline-color="font-color" style:font-size-asian="18pt" style:font-size-complex="18pt"/>
    </style:style>
    <style:style style:name="T6" style:family="text">
      <style:text-properties fo:font-size="18pt" style:text-underline-style="solid" style:text-underline-type="double" style:text-underline-width="auto" style:text-underline-color="font-color" style:font-size-asian="18pt" style:font-size-complex="18pt"/>
    </style:style>
    <style:style style:name="T7" style:family="text">
      <style:text-properties fo:font-size="18pt" officeooo:rsid="001dedcf" style:font-size-asian="18pt" style:font-size-complex="18pt"/>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officeooo:rsid="001dedcf" style:font-style-asian="normal" style:font-style-complex="normal"/>
    </style:style>
    <style:style style:name="T11" style:family="text">
      <style:text-properties fo:font-size="16pt" fo:font-weight="bold" style:font-size-asian="16pt" style:font-weight-asian="bold" style:font-size-complex="16pt" style:font-weight-complex="bold"/>
    </style:style>
    <style:style style:name="T1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2</text:p>
      <text:p text:style-name="P1">Sistema de Optimización de Recursos Orbitales (SORO)</text:p>
      <text:p text:style-name="P1">De: Director del Departamento de Operaciones en Tierra (DOCC)</text:p>
      <text:p text:style-name="P1">Para: Equipo de Desarrollo de Software</text:p>
      <text:p text:style-name="P1">Asunto: Licitación interna: Sistema de reserva y telemetría unificada</text:p>
      <text:p text:style-name="P1">Buenos días,</text:p>
      <text:p text:style-name="P1"/>
      <text:p text:style-name="P1">Debido al incremento de misiones comerciales en la ESA, el departamento de Operaciones en Tierra necesita un software que gestione el uso de nuestras Estaciones de Seguimiento (antenas en tierra) por parte de diferentes Agencias Cliente (NASA, SpaceX, JAXA, etc.).</text:p>
      <text:p text:style-name="P1">El sistema debe cumplir con los siguientes pilares de lógica de negocio:</text:p>
      <text:p text:style-name="P1"/>
      <text:p text:style-name="P2">1. Estandarización de TELEMETRÍA</text:p>
      <text:p text:style-name="P1">Para que cualquier <text:span text:style-name="T1">componente</text:span> sea compatible con nuestra red, debe <text:span text:style-name="T2">cumplir</text:span> con un <text:span text:style-name="T1">estándar de comunicación</text:span>. <text:span text:style-name="T3">Todo </text:span><text:span text:style-name="T4">objeto</text:span><text:span text:style-name="T3"> que desee </text:span><text:span text:style-name="T5">enviar</text:span><text:span text:style-name="T3"> </text:span><text:span text:style-name="T4">datos</text:span><text:span text:style-name="T3"> a tierra </text:span><text:span text:style-name="T6">debe</text:span><text:span text:style-name="T3"> ser capaz de </text:span><text:span text:style-name="T5">conectar()</text:span><text:span text:style-name="T3">, </text:span><text:span text:style-name="T5">transmitirPaquete()</text:span><text:span text:style-name="T3"> y </text:span><text:span text:style-name="T5">desconectar()</text:span><text:span text:style-name="T3">.</text:span><text:span text:style-name="T7">=&gt;INTERFAZ</text:span> No nos importa cómo lo haga internamente una antena o un satélite, pero el sistema debe <text:span text:style-name="T2">garantizar</text:span> que todos sigan este estándar.</text:p>
      <text:p text:style-name="P1"/>
      <text:p text:style-name="P1">2. Gestión de Estaciones y Reservas</text:p>
      <text:p text:style-name="P1">Necesitamos <text:span text:style-name="T2">registrar</text:span> qué <text:span text:style-name="T1">Agencia Cliente</text:span> está utilizando qué <text:span text:style-name="T1">Estación de Seguimiento.</text:span> Una estación no se asigna permanentemente; se <text:span text:style-name="T2">generan</text:span> <text:span text:style-name="T1">Registros de Uso (Booking).</text:span></text:p>
      <text:p text:style-name="P1">Cada <text:span text:style-name="T1">Registro de Uso</text:span> debe <text:span text:style-name="T8">almacenar</text:span> la <text:span text:style-name="T1">fecha de inicio</text:span>, <text:span text:style-name="T1">fecha de fin</text:span> y el <text:span text:style-name="T1">coste calculado.</text:span></text:p>
      <text:p text:style-name="P1">Este modelo debe permitirnos <text:span text:style-name="T2">consultar</text:span> el <text:span text:style-name="T1">HISTORIAL</text:span>: <text:span text:style-name="T9">qué agencias usaron una antena específica y qué antenas ha alquilado una agencia a lo largo del tiempo.</text:span><text:span text:style-name="T10">=&gt; “CLASE INTERMEDIA”</text:span></text:p>
      <text:p text:style-name="P1"/>
      <text:p text:style-name="P1">3. Infraestructura de Estaciones</text:p>
      <text:p text:style-name="P1">Existen dos tipos de estaciones en nuestra red:</text:p>
      <text:p text:style-name="P1">• Estaciones de Radiofrecuencia: Utilizan una frecuencia específica y tienen un diámetro de parábola.</text:p>
      <text:p text:style-name="P1">• Estaciones Ópticas (Láser): Utilizan una longitud de onda específica y requieren condiciones de visibilidad atmosférica. Ambas comparten características comunes como su ubicación geográfica y su estado operacional, pero su método de mantenimiento es totalmente distinto.</text:p>
      <text:p text:style-name="P1"/>
      <text:p text:style-name="P1">4. Componentes Críticos</text:p>
      <text:p text:style-name="P1"><text:span text:style-name="T11">Cada Estación de Seguimiento depende intrínsecamente de una Unidad de Procesamiento de Datos de alto rendimiento</text:span>. Si la estación se desmantela, esta unidad (específica para el hardware de esa antena) se retira <text:soft-page-break/>del servicio inmediatamente. Además, <text:span text:style-name="T1">las estaciones </text:span><text:span text:style-name="T12">pueden</text:span><text:span text:style-name="T1"> tener asociados varios Sensores Meteorológicos</text:span> para decidir si el enlace es via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9T17:47:28.567452700</meta:creation-date>
    <dc:date>2026-01-19T20:12:50.911394800</dc:date>
    <meta:editing-duration>PT1H2M18S</meta:editing-duration>
    <meta:editing-cycles>1</meta:editing-cycles>
    <meta:document-statistic meta:table-count="0" meta:image-count="0" meta:object-count="0" meta:page-count="2" meta:paragraph-count="20" meta:word-count="334" meta:character-count="2266" meta:non-whitespace-character-count="1952"/>
    <meta:generator>LibreOffice/25.2.7.2$Windows_X86_64 LibreOffice_project/5cbfd1ab6520636bb5f7b99185aa69bd7456825d</meta:generator>
  </office:meta>
</office:document-meta>
</file>